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0.873cm" style:rel-column-width="2226*"/>
    </style:style>
    <style:style style:name="Tabla1.B" style:family="table-column">
      <style:table-column-properties style:column-width="3.66cm" style:rel-column-width="9333*"/>
    </style:style>
    <style:style style:name="Tabla1.C" style:family="table-column">
      <style:table-column-properties style:column-width="3.168cm" style:rel-column-width="8078*"/>
    </style:style>
    <style:style style:name="Tabla1.D" style:family="table-column">
      <style:table-column-properties style:column-width="4.5cm" style:rel-column-width="11474*"/>
    </style:style>
    <style:style style:name="Tabla1.G" style:family="table-column">
      <style:table-column-properties style:column-width="4.5cm" style:rel-column-width="11476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style:vertical-align="middle" fo:padding="0.097cm" fo:border="0.002cm solid #000000"/>
    </style:style>
    <style:style style:name="Tabla1.2" style:family="table-row">
      <style:table-row-properties style:min-row-height="5.477cm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1.G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Table_5f_20_5f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5f_20_5f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5f_20_5f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 style:text-rotation-angle="90" style:text-rotation-scale="line-height"/>
    </style:style>
    <style:style style:name="P7" style:family="paragraph" style:parent-style-name="Table_5f_20_5f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5f_20_5f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ÚBRICA: SEGUNDO TRIMESTR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3"/>
        <table:table-column table:style-name="Tabla1.G"/>
        <table:table-row>
          <table:table-cell table:style-name="Tabla1.A1" office:value-type="string">
            <text:p><text:s text:c="2"/></text:p>
          </table:table-cell>
          <table:table-cell table:style-name="Tabla1.A1" office:value-type="string">
            <text:p>COMPETENCIA</text:p>
          </table:table-cell>
          <table:table-cell table:style-name="Tabla1.A1" office:value-type="string">
            <text:p>INSTRUMENTOS DE EVALUACIÓN</text:p>
          </table:table-cell>
          <table:table-cell table:style-name="Tabla1.A1" office:value-type="string">
            <text:p>INSUFICIENTE</text:p>
          </table:table-cell>
          <table:table-cell table:style-name="Tabla1.A1" office:value-type="string">
            <text:p>SUFICIENTE / BIEN</text:p>
          </table:table-cell>
          <table:table-cell table:style-name="Tabla1.A1" office:value-type="string">
            <text:p>NOTABLE</text:p>
          </table:table-cell>
          <table:table-cell table:style-name="Tabla1.G1" office:value-type="string">
            <text:p>SOBRESALIENTE</text:p>
          </table:table-cell>
        </table:table-row>
        <table:table-row table:style-name="Tabla1.2">
          <table:table-cell table:style-name="Tabla1.A2" office:value-type="string">
            <text:p>ACTIVIDAD 1</text:p>
          </table:table-cell>
          <table:table-cell table:style-name="Tabla1.A2" office:value-type="string">
            <text:p>Analizar el funcionamiento y construir circuitos eléctricos con operadores elementales y simbología adecuada C7</text:p>
          </table:table-cell>
          <table:table-cell table:style-name="Tabla1.A2" office:value-type="string">
            <text:p>Ficha de circuitos eléctricos</text:p>
          </table:table-cell>
          <table:table-cell table:style-name="Tabla1.D2" office:value-type="string">
            <text:p>Construye circuitos eléctricos a partr de unas indicaciones dadas, aplicando con inseguridad y errores los conocimientos teóricos previos. Utliza la simbología con mucha dificultad, así como para incluir operadores básicos (bombillas, zumbadores, diodos led, motores, baterías y conectores, etc.) y comprobar y analizar su funcionamiento, lográndolo de una forma incorrecta.</text:p>
          </table:table-cell>
          <table:table-cell table:style-name="Tabla1.D2" office:value-type="string">
            <text:p>Construye circuitos eléctricos a partr de unas indicaciones dadas, aplicando con inseguridad y algunos errores los conocimientos teóricos previos. Utliza la simbología con dificultad, así como para incluir operadores básicos (bombillas, zumbadores, diodos led, motores, baterías y conectores, etc.) y comprobar y analizar su funcionamiento, lográndolo de una forma elemental.</text:p>
          </table:table-cell>
          <table:table-cell table:style-name="Tabla1.D2" office:value-type="string">
            <text:p>Construye circuitos eléctricos a partr de unas indicaciones dadas, de modo que aplica con soltura los conocimientos teóricos previos. Utliza la simbología, demostrando facilidad. Incluye operadores básicos (bombillas, zumbadores, diodos led, motores, baterías y conectores, etc.) y comprueba y analiza con detalle su funcionamiento.</text:p>
          </table:table-cell>
          <table:table-cell table:style-name="Tabla1.G2" office:value-type="string">
            <text:p>Construye circuitos eléctricos a partr de unas indicaciones dadas y, aplica con soltura los conocimientos teóricos previos. Utliza, demostrando dominio, la simbología. Incluye operadores básicos (bombillas, zumbadores, diodos led, motores, baterías y conectores, etc.) y comprueba y analiza en profundidad su funcionamiento.</text:p>
          </table:table-cell>
        </table:table-row>
        <text:soft-page-break/>
        <table:table-row table:style-name="Tabla1.2">
          <table:table-cell table:style-name="Tabla1.A2" office:value-type="string">
            <text:p>ACTIVIDAD 2</text:p>
          </table:table-cell>
          <table:table-cell table:style-name="Tabla1.A2" office:value-type="string">
            <text:p>Obtener las magnitudes eléctricas básicas de manera teórica, empleando la ley de Ohm. Comparar con los resultados obtenidos con un programa de simulación C7</text:p>
          </table:table-cell>
          <table:table-cell table:style-name="Tabla1.A2" office:value-type="string">
            <text:p>Circuito eléctrico montado en el prototipo</text:p>
          </table:table-cell>
          <table:table-cell table:style-name="Tabla1.D2" office:value-type="string">
            <text:p>Diseña y crea en el taller con imperfecciones notables un prototpo sencillo de forma colaboratva e igualitaria, distribuyendo, tareas y responsabilidades.</text:p>
          </table:table-cell>
          <table:table-cell table:style-name="Tabla1.D2" office:value-type="string">
            <text:p>Diseña y crea en el taller con errores comunes un prototpo sencillo de forma colaboratva e igualitaria, distribuyendo tareas y responsabilidades.</text:p>
          </table:table-cell>
          <table:table-cell table:style-name="Tabla1.D2" office:value-type="string">
            <text:p>Diseña y crea en el taller adecuadamente rematado un prototpo sencillo de forma colaboratva e igualitaria, distribuyendo tareas y responsabilidades.</text:p>
          </table:table-cell>
          <table:table-cell table:style-name="Tabla1.G2" office:value-type="string">
            <text:p>Crea en el taller con acabado destacable un prototpo sencillo de forma colaboratva e igualitaria, distribuyendo tareas y responsabilidades</text:p>
          </table:table-cell>
        </table:table-row>
        <table:table-row table:style-name="Tabla1.2">
          <table:table-cell table:style-name="Tabla1.A2" office:value-type="string">
            <text:p>ACTIVIDAD 3</text:p>
          </table:table-cell>
          <table:table-cell table:style-name="Tabla1.A2" office:value-type="string">
            <text:p>Analizar el funcionamiento y construir circuitos eléctricos con operadores elementales y simbología ade</text:p>
          </table:table-cell>
          <table:table-cell table:style-name="Tabla1.A2" office:value-type="string">
            <text:p>Circuito eléctrico montado en el prototipo</text:p>
          </table:table-cell>
          <table:table-cell table:style-name="Tabla1.D2" office:value-type="string">
            <text:p>Construye circuitos eléctricos a partr de unas indicaciones dadas, aplicando con inseguridad y errores los conocimientos teóricos previos. Utliza la simbología con mucha dificultad, así como para incluir operadores básicos (bombillas, zumbadores, diodos led, motores, baterías y conectores, etc.) y comprobar y analizar su funcionamiento, lográndolo de una forma incorrecta</text:p>
          </table:table-cell>
          <table:table-cell table:style-name="Tabla1.D2" office:value-type="string">
            <text:p>Construye circuitos eléctricos a partr de unas indicaciones dadas, aplicando con inseguridad y algunos errores los conocimientos teóricos previos. Utliza la simbología con dificultad, así como para incluir operadores básicos (bombillas, zumbadores, diodos led, motores, baterías y conectores, etc.) y comprobar y analizar su funcionamiento, lográndolo de una forma elemental.</text:p>
          </table:table-cell>
          <table:table-cell table:style-name="Tabla1.D2" office:value-type="string">
            <text:p>Construye circuitos eléctricos a partr de unas indicaciones dadas, de modo que aplica con soltura los conocimientos teóricos previos. Utliza la simbología, demostrando facilidad. Incluye operadores básicos (bombillas, zumbadores, diodos led, motores, baterías y conectores, etc.) y comprueba y analiza con detalle su funcionamiento</text:p>
          </table:table-cell>
          <table:table-cell table:style-name="Tabla1.G2" office:value-type="string">
            <text:p>Construye circuitos eléctricos a partr de unas indicaciones dadas y, aplica con soltura los conocimientos teóricos previos. Utliza, demostrando dominio, la simbología. Incluye operadores básicos (bombillas, zumbadores, diodos led, motores, baterías y conectores, etc.) y comprueba y analiza en profundidad su funcionamient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1"><draw:image xlink:href="http://www3.gobiernodecanarias.org/medusa/ecoescuela/plantillasrecursos/files/2019/02/eso-1-tecnologia.png" xlink:type="simple" xlink:show="embed" xlink:actuate="onLoad"/></draw:frame> </text:p>
      </style:header>
      <style:footer>
        <text:p text:style-name="MP1">Recurso 11 | 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6$Win32 OpenOffice.org_project/416m1$Build-9790</meta:generator>
    <dc:date>2019-02-14T20:45:51.97</dc:date>
    <meta:document-statistic meta:table-count="1" meta:image-count="1" meta:object-count="0" meta:page-count="2" meta:paragraph-count="31" meta:word-count="543" meta:character-count="4038"/>
    <meta:user-defined meta:name="Info 1"/>
    <meta:user-defined meta:name="Info 2"/>
    <meta:user-defined meta:name="Info 3"/>
    <meta:user-defined meta:name="Info 4"/>
  </office:meta>
</office:document-meta>
</file>